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5E0000005EA38222DC.png" manifest:media-type="image/png"/>
  <manifest:file-entry manifest:full-path="Pictures/2000002D000006DB000006F7B8FB5C22.svm" manifest:media-type=""/>
  <manifest:file-entry manifest:full-path="Pictures/2000003000000A9800000A987B098723.svm" manifest:media-type="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ffffff" draw:marker-start-width="0.356cm" draw:marker-end-width="0.356cm" draw:fill="gradient" draw:fill-gradient-name="Gradient_20_7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fill="gradient" draw:fill-color="#0000ff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Dashed_20__28_var_29_" svg:stroke-color="#ffff00" svg:stroke-opacity="80%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dash" draw:stroke-dash="Dashed_20__28_var_29_" svg:stroke-color="#ffff00" svg:stroke-opacity="80%" draw:fill="solid" draw:fill-color="#000000" draw:opacity="50%" draw:textarea-vertical-align="middle" draw:auto-grow-height="false" fo:min-height="0.749cm" fo:min-width="0.499cm" draw:shadow-opacity="50%"/>
    </style:style>
    <style:style style:name="gr7" style:family="graphic" style:parent-style-name="standard">
      <style:graphic-properties draw:stroke="none" draw:fill="hatch" draw:fill-color="#add8e6" draw:fill-hatch-name="Blue_20_Triple_20_90_20_Degrees" draw:fill-hatch-solid="true" draw:opacity="50%" draw:textarea-horizontal-align="justify" draw:textarea-vertical-align="middle" draw:auto-grow-height="false" draw:shadow-offset-x="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style:font-size-asian="28pt" style:font-size-complex="28pt"/>
    </style:style>
    <style:style style:name="P3" style:family="paragraph">
      <style:paragraph-properties fo:text-align="center"/>
      <style:text-properties fo:color="#ffffff" fo:font-size="40pt" fo:text-shadow="1pt 1pt" style:font-size-asian="40pt" style:font-size-complex="4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DejaVu Sans Mono'" style:font-family-generic="modern" style:font-pitch="fixed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style:text-outline="false" style:text-line-through-style="none" fo:font-family="'DejaVu Serif'" style:font-family-generic="roman" style:font-pitch="variable" fo:font-size="40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00" fo:font-family="'Century Gothic'" style:font-family-generic="swiss" style:font-pitch="variable"/>
    </style:style>
    <style:style style:name="T4" style:family="text">
      <style:text-properties fo:font-family="'DejaVu Sans Mono'" style:font-family-generic="modern" style:font-pitch="fixed"/>
    </style:style>
    <style:style style:name="T5" style:family="text">
      <style:text-properties fo:color="#ffff00" fo:font-family="'DejaVu Sans Mono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51cm" svg:height="1.678cm" svg:x="9.382cm" svg:y="5.191cm">
          <text:p text:style-name="P1"><text:span text:style-name="T1">!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524.49809736255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2.708cm" svg:height="2.708cm" svg:x="7.604cm" svg:y="1.848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754cm" svg:height="1.782cm" svg:x="11.489cm" svg:y="6.029cm">
          <draw:image xlink:href="Pictures/2000002D000006DB000006F7B8FB5C22.svm" xlink:type="simple" xlink:show="embed" xlink:actuate="onLoad">
            <text:p/>
          </draw:image>
        </draw:frame>
        <draw:frame draw:style-name="gr3" draw:text-style-name="P1" draw:layer="layout" svg:width="2.711cm" svg:height="2.711cm" svg:x="3.752cm" svg:y="4.133cm">
          <draw:image xlink:href="Pictures/2000003000000A9800000A987B098723.svm" xlink:type="simple" xlink:show="embed" xlink:actuate="onLoad">
            <text:p/>
          </draw:image>
        </draw:frame>
        <draw:g>
          <draw:custom-shape draw:style-name="gr4" draw:text-style-name="P4" draw:layer="layout" svg:width="3.683cm" svg:height="1.016cm" svg:x="7.858cm" svg:y="9.89cm">
            <text:p text:style-name="P4"><text:s text:c="4"/><text:span text:style-name="T3">Logou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62cm" svg:height="1.091cm" draw:transform="rotate (1.5707963267949) translate (7.905cm 10.779cm)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</draw:g>
        <draw:g>
          <draw:custom-shape draw:style-name="gr4" draw:text-style-name="P5" draw:layer="layout" svg:width="3.683cm" svg:height="1.016cm" svg:x="9.255cm" svg:y="11.414cm">
            <text:p text:style-name="P4"><text:span text:style-name="T4"><text:s text:c="4"/></text:span><text:span text:style-name="T5">Back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1.091cm" draw:transform="rotate (1.5707963267949) translate (9.304cm 12.303cm)">
            <text:p/>
            <draw:enhanced-geometry svg:viewBox="0 0 841 854" draw:mirror-horizontal="true" draw:mirror-vertical="false" draw:type="non-primitive" draw:enhanced-path="M 517 247 L 517 415 264 415 264 0 0 0 0 680 517 680 517 854 841 547 517 247 Z N"/>
          </draw:custom-shape>
        </draw:g>
        <draw:custom-shape draw:style-name="gr7" draw:text-style-name="P1" draw:layer="layout" svg:width="6.756cm" svg:height="6.756cm" svg:x="1.61cm" svg:y="11.6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axial" draw:start-color="#c5000b" draw:end-color="#800000" draw:start-intensity="100%" draw:end-intensity="100%" draw:angle="300" draw:border="10%"/>
    <draw:gradient draw:name="Gradient_20_8" draw:display-name="Gradient 8" draw:style="radial" draw:cx="0%" draw:cy="0%" draw:start-color="#000080" draw:end-color="#0047ff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Hatching_20_1" draw:display-name="Hatching 1" draw:style="double" draw:color="#0000ff" draw:distance="0.076cm" draw:rotation="900"/>
    <draw:hatch draw:name="Hatching_20_2" draw:display-name="Hatching 2" draw:style="single" draw:color="#0000ff" draw:distance="0.102cm" draw:rotation="450"/>
    <draw:hatch draw:name="Hatching_20_3" draw:display-name="Hatching 3" draw:style="single" draw:color="#2300dc" draw:distance="0.102cm" draw:rotation="450"/>
    <draw:fill-image draw:name="Aqua" xlink:href="Pictures/100000000000005E0000005EA38222DC.png" xlink:type="simple" xlink:show="embed" xlink:actuate="onLoad"/>
    <draw:opacity draw:name="Transparency_20_1" draw:display-name="Transparency 1" draw:style="radial" draw:cx="50%" draw:cy="50%" draw:start="50%" draw:end="0%" draw:border="15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7T17:49:50.61</meta:creation-date>
    <dc:date>2012-08-16T15:19:51.34</dc:date>
    <meta:editing-duration>PT11M52S</meta:editing-duration>
    <meta:editing-cycles>7</meta:editing-cycles>
    <meta:generator>LibreOffice/3.5$Windows_x86 LibreOffice_project/7122e39-92ed229-498d286-15e43b4-d70da21</meta:generator>
    <meta:document-statistic meta:object-count="1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AppBlue" draw:color="#add8e6"/>
</ooo:color-table>
</file>